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8771in"/>
    </style:style>
    <style:style style:name="Table1.B" style:family="table-column">
      <style:table-column-properties style:column-width="4.3229in"/>
    </style:style>
    <style:style style:name="Table1.C" style:family="table-column">
      <style:table-column-properties style:column-width="0.725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2">
      <style:text-properties officeooo:paragraph-rsid="001a81de"/>
    </style:style>
    <style:style style:name="P34" style:family="paragraph" style:parent-style-name="Text_20_body" style:list-style-name="L33"/>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31">
      <style:paragraph-properties fo:margin-top="0in" fo:margin-bottom="0in" loext:contextual-spacing="false"/>
    </style:style>
    <style:style style:name="P37" style:family="paragraph" style:parent-style-name="Preformatted_20_Text" style:list-style-name="L9"/>
    <style:style style:name="P38" style:family="paragraph" style:parent-style-name="Preformatted_20_Text" style:list-style-name="L14"/>
    <style:style style:name="P39" style:family="paragraph" style:parent-style-name="Preformatted_20_Text" style:list-style-name="L15"/>
    <style:style style:name="P40" style:family="paragraph" style:parent-style-name="Preformatted_20_Text" style:list-style-name="L15">
      <style:text-properties officeooo:paragraph-rsid="0016ce88"/>
    </style:style>
    <style:style style:name="P41" style:family="paragraph" style:parent-style-name="Preformatted_20_Text" style:list-style-name="L16"/>
    <style:style style:name="P42" style:family="paragraph" style:parent-style-name="Preformatted_20_Text" style:list-style-name="L16">
      <style:text-properties officeooo:paragraph-rsid="0018319b"/>
    </style:style>
    <style:style style:name="P43" style:family="paragraph" style:parent-style-name="Preformatted_20_Text" style:list-style-name="L17"/>
    <style:style style:name="P44" style:family="paragraph" style:parent-style-name="Preformatted_20_Text" style:list-style-name="L22"/>
    <style:style style:name="P45" style:family="paragraph" style:parent-style-name="Preformatted_20_Text" style:list-style-name="L22">
      <style:text-properties officeooo:paragraph-rsid="001a71e8"/>
    </style:style>
    <style:style style:name="P46" style:family="paragraph" style:parent-style-name="Preformatted_20_Text">
      <style:paragraph-properties fo:margin-top="0in" fo:margin-bottom="0.1965in" loext:contextual-spacing="false"/>
    </style:style>
    <style:style style:name="P47" style:family="paragraph" style:parent-style-name="Preformatted_20_Text" style:list-style-name="L8">
      <style:paragraph-properties fo:margin-top="0in" fo:margin-bottom="0.1965in" loext:contextual-spacing="false"/>
    </style:style>
    <style:style style:name="P48" style:family="paragraph" style:parent-style-name="Preformatted_20_Text" style:list-style-name="L10">
      <style:paragraph-properties fo:margin-top="0in" fo:margin-bottom="0.1965in" loext:contextual-spacing="false"/>
    </style:style>
    <style:style style:name="P49" style:family="paragraph" style:parent-style-name="Preformatted_20_Text" style:list-style-name="L11">
      <style:paragraph-properties fo:margin-top="0in" fo:margin-bottom="0.1965in" loext:contextual-spacing="false"/>
    </style:style>
    <style:style style:name="P50" style:family="paragraph" style:parent-style-name="Preformatted_20_Text" style:list-style-name="L12">
      <style:paragraph-properties fo:margin-top="0in" fo:margin-bottom="0.1965in" loext:contextual-spacing="false"/>
    </style:style>
    <style:style style:name="P51" style:family="paragraph" style:parent-style-name="Preformatted_20_Text" style:list-style-name="L13">
      <style:paragraph-properties fo:margin-top="0in" fo:margin-bottom="0.1965in" loext:contextual-spacing="false"/>
    </style:style>
    <style:style style:name="P52" style:family="paragraph" style:parent-style-name="Preformatted_20_Text" style:list-style-name="L14">
      <style:paragraph-properties fo:margin-top="0in" fo:margin-bottom="0.1965in" loext:contextual-spacing="false"/>
      <style:text-properties officeooo:paragraph-rsid="0016ce88"/>
    </style:style>
    <style:style style:name="P53" style:family="paragraph" style:parent-style-name="Preformatted_20_Text" style:list-style-name="L15">
      <style:paragraph-properties fo:margin-top="0in" fo:margin-bottom="0.1965in" loext:contextual-spacing="false"/>
      <style:text-properties officeooo:paragraph-rsid="0016ce88"/>
    </style:style>
    <style:style style:name="P54" style:family="paragraph" style:parent-style-name="Preformatted_20_Text" style:list-style-name="L16">
      <style:paragraph-properties fo:margin-top="0in" fo:margin-bottom="0.1965in" loext:contextual-spacing="false"/>
    </style:style>
    <style:style style:name="P55" style:family="paragraph" style:parent-style-name="Preformatted_20_Text" style:list-style-name="L16">
      <style:paragraph-properties fo:margin-top="0in" fo:margin-bottom="0.1965in" loext:contextual-spacing="false"/>
      <style:text-properties officeooo:paragraph-rsid="0018319b"/>
    </style:style>
    <style:style style:name="P56" style:family="paragraph" style:parent-style-name="Preformatted_20_Text" style:list-style-name="L17">
      <style:paragraph-properties fo:margin-top="0in" fo:margin-bottom="0.1965in" loext:contextual-spacing="false"/>
    </style:style>
    <style:style style:name="P57" style:family="paragraph" style:parent-style-name="Preformatted_20_Text" style:list-style-name="L18">
      <style:paragraph-properties fo:margin-top="0in" fo:margin-bottom="0.1965in" loext:contextual-spacing="false"/>
    </style:style>
    <style:style style:name="P58" style:family="paragraph" style:parent-style-name="Preformatted_20_Text" style:list-style-name="L19">
      <style:paragraph-properties fo:margin-top="0in" fo:margin-bottom="0.1965in" loext:contextual-spacing="false"/>
    </style:style>
    <style:style style:name="P59" style:family="paragraph" style:parent-style-name="Preformatted_20_Text" style:list-style-name="L20">
      <style:paragraph-properties fo:margin-top="0in" fo:margin-bottom="0.1965in" loext:contextual-spacing="false"/>
    </style:style>
    <style:style style:name="P60" style:family="paragraph" style:parent-style-name="Preformatted_20_Text" style:list-style-name="L21">
      <style:paragraph-properties fo:margin-top="0in" fo:margin-bottom="0.1965in" loext:contextual-spacing="false"/>
    </style:style>
    <style:style style:name="P61" style:family="paragraph" style:parent-style-name="Preformatted_20_Text" style:list-style-name="L22">
      <style:paragraph-properties fo:margin-top="0in" fo:margin-bottom="0.1965in" loext:contextual-spacing="false"/>
      <style:text-properties officeooo:paragraph-rsid="001a71e8"/>
    </style:style>
    <style:style style:name="P62" style:family="paragraph" style:parent-style-name="Preformatted_20_Text">
      <style:paragraph-properties fo:margin-top="0in" fo:margin-bottom="0.1965in" loext:contextual-spacing="false"/>
      <style:text-properties officeooo:paragraph-rsid="001c247b"/>
    </style:style>
    <style:style style:name="P63" style:family="paragraph" style:parent-style-name="Table_20_Contents">
      <style:text-properties fo:font-size="2pt" style:font-size-asian="2pt" style:font-size-complex="2pt"/>
    </style:style>
    <style:style style:name="T1" style:family="text">
      <style:text-properties fo:language="en" fo:country="US"/>
    </style:style>
    <style:style style:name="T2" style:family="text">
      <style:text-properties fo:language="en" fo:country="US" officeooo:rsid="0016b017"/>
    </style:style>
    <style:style style:name="T3" style:family="text">
      <style:text-properties fo:language="en" fo:country="US" officeooo:rsid="0016ce88"/>
    </style:style>
    <style:style style:name="T4" style:family="text">
      <style:text-properties fo:language="en" fo:country="US" officeooo:rsid="0018319b"/>
    </style:style>
    <style:style style:name="T5" style:family="text">
      <style:text-properties fo:language="en" fo:country="US" officeooo:rsid="0019511a"/>
    </style:style>
    <style:style style:name="T6" style:family="text">
      <style:text-properties fo:language="en" fo:country="US" officeooo:rsid="001a71e8"/>
    </style:style>
    <style:style style:name="T7" style:family="text">
      <style:text-properties fo:language="en" fo:country="US" officeooo:rsid="001c247b"/>
    </style:style>
    <style:style style:name="T8" style:family="text">
      <style:text-properties officeooo:rsid="00123829"/>
    </style:style>
    <style:style style:name="T9" style:family="text">
      <style:text-properties officeooo:rsid="0013ba81"/>
    </style:style>
    <style:style style:name="T10" style:family="text">
      <style:text-properties officeooo:rsid="0014b5e4"/>
    </style:style>
    <style:style style:name="T11" style:family="text">
      <style:text-properties officeooo:rsid="001a81de"/>
    </style:style>
    <style:style style:name="T12" style:family="text">
      <style:text-properties officeooo:rsid="001c247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it 11 Submission File: Network Security Homework</text:h>
      <text:h text:style-name="Heading_20_3" text:outline-level="3"><text:bookmark text:name="user-content-part-1-review-questions"/>Part 1: Review Questions</text:h>
      <text:h text:style-name="Heading_20_4" text:outline-level="4"><text:bookmark text:name="user-content-security-control-types"/>Security Control Types</text:h>
      <text:p text:style-name="Text_20_body">The concept of defense in depth can be broken down into three different security control types. Identify the security control type of each set of defense tactics.</text:p>
      <text:list xml:id="list1255215520" text:style-name="L1">
        <text:list-item>
          <text:p text:style-name="P1">Walls, bollards, fences, guard dogs, cameras, and lighting are what type of security control?</text:p>
          <text:p text:style-name="P1">Answer: <text:span text:style-name="T8">Physical </text:span></text:p>
        </text:list-item>
        <text:list-item>
          <text:p text:style-name="P1">Security awareness programs, BYOD policies, and ethical hiring practices are what type of security control?</text:p>
          <text:p text:style-name="P1">Answer: <text:span text:style-name="T8">Administrative</text:span></text:p>
        </text:list-item>
        <text:list-item>
          <text:p text:style-name="P1">Encryption, biometric fingerprint readers, firewalls, endpoint security, and intrusion detection systems are what type of security control?</text:p>
          <text:p text:style-name="P1">Answer: <text:span text:style-name="T8">Technical</text:span></text:p>
        </text:list-item>
      </text:list>
      <text:h text:style-name="Heading_20_4" text:outline-level="4"><text:bookmark text:name="user-content-intrusion-detection-and-attack-indicators"/>Intrusion Detection and Attack indicators</text:h>
      <text:list xml:id="list1340145456" text:style-name="L2">
        <text:list-item>
          <text:p text:style-name="P2">What's the difference between an IDS and an IPS?</text:p>
          <text:p text:style-name="P2">Answer: <text:span text:style-name="T8">IPS is able to protect &amp; respond but both IPS and IDS are capable of detecting intrusion</text:span></text:p>
        </text:list-item>
        <text:list-item>
          <text:p text:style-name="P2">What's the difference between an Indicator of Attack and an Indicator of Compromise?</text:p>
          <text:p text:style-name="P2">Answer: <text:span text:style-name="T8">Indicator of Compromise can detect an attack has occurred while Indicator of Attack can alert in real time.</text:span></text:p>
        </text:list-item>
      </text:list>
      <text:h text:style-name="Heading_20_4" text:outline-level="4"><text:bookmark text:name="user-content-the-cyber-kill-chain"/>The Cyber Kill Chain</text:h>
      <text:p text:style-name="Text_20_body">Name each of the seven stages for the Cyber Kill chain and provide a brief example of each.</text:p>
      <text:list xml:id="list3638325473" text:style-name="L3">
        <text:list-item>
          <text:p text:style-name="P3">Stage 1: <text:span text:style-name="T9">Reconnaissance – intelligence gathering</text:span></text:p>
        </text:list-item>
        <text:list-item>
          <text:p text:style-name="P3">Stage 2: <text:span text:style-name="T9">Weaponization – Locating a weak point of entry for infiltration</text:span></text:p>
        </text:list-item>
        <text:list-item>
          <text:p text:style-name="P3">Stage 3: <text:span text:style-name="T9">Delivery – Sending a virus such as via email</text:span></text:p>
        </text:list-item>
        <text:list-item>
          <text:p text:style-name="P3">Stage 4: <text:span text:style-name="T9">Exploitation – Phishing link in email opened</text:span></text:p>
        </text:list-item>
        <text:list-item>
          <text:p text:style-name="P3">Stage 5: <text:span text:style-name="T9">Installation – Malicious code installs malware establishing presence</text:span></text:p>
        </text:list-item>
        <text:list-item>
          <text:p text:style-name="P3">Stage 6: <text:span text:style-name="T9">Command and Control – hacker uses root on compromised system</text:span></text:p>
        </text:list-item>
        <text:list-item>
          <text:p text:style-name="P3">Stage 7: <text:span text:style-name="T9">Actions on Objective – data retrieval</text:span></text:p>
        </text:list-item>
      </text:list>
      <text:h text:style-name="Heading_20_4" text:outline-level="4"><text:bookmark text:name="user-content-snort-rule-analysis"/><text:soft-page-break/>Snort Rule Analysis</text:h>
      <text:p text:style-name="Text_20_body">Use the Snort rule to answer the following questions:</text:p>
      <text:p text:style-name="Text_20_body">Snort Rule #1</text:p>
      <text:p text:style-name="P46"><text:bookmark text:name="LC1"/><text:span text:style-name="Source_20_Text"><text:span text:style-name="T1">alert tcp $EXTERNAL_NET any -&gt; $HOME_NET 5800:5820 (msg:"ET SCAN Potential VNC Scan 5800-5820"; flags:S,12; threshold: type both, track by_src, count 5, seconds 60; reference:url,doc.emergingthreats.net/2002910; classtype:attempted-recon; sid:2002910; rev:5; metadata:created_at 2010_07_30, updated_at 2010_07_30;)</text:span></text:span></text:p>
      <text:list xml:id="list1431575170" text:style-name="L4">
        <text:list-item>
          <text:p text:style-name="P4">Break down the Sort Rule header and explain what is happening.</text:p>
          <text:p text:style-name="P4">Answer: <text:span text:style-name="T10">The Alert is from an external TCP and is detected on ports 5800:5820</text:span></text:p>
        </text:list-item>
        <text:list-item>
          <text:p text:style-name="P4">What stage of the Cyber Kill Chain does this alert violate?</text:p>
          <text:p text:style-name="P4">Answer: <text:span text:style-name="T10">Reconnaissance</text:span></text:p>
        </text:list-item>
        <text:list-item>
          <text:p text:style-name="P4">What kind of attack is indicated?</text:p>
          <text:p text:style-name="P4">Answer: <text:span text:style-name="T10">The attack is scanning for an open VNC server to gain system access.</text:span></text:p>
        </text:list-item>
      </text:list>
      <text:p text:style-name="Text_20_body">Snort Rule #2</text:p>
      <text:p text:style-name="P46"><text:bookmark text:name="LC11"/><text:span text:style-name="Source_20_Text"><text:span text:style-name="T1">alert tcp $EXTERNAL_NET $HTTP_PORTS -&gt; $HOME_NET any (msg:"ET POLICY PE EXE or DLL Windows file download HTTP"; flow:established,to_client; flowbits:isnotset,ET.http.binary; flowbits:isnotset,ET.INFO.WindowsUpdate; file_data; content:"MZ"; within:2; byte_jump:4,58,relative,little; content:"PE|00 00|"; distance:-64; within:4; flowbits:set,ET.http.binary; metadata: former_category POLICY; reference:url,doc.emergingthreats.net/bin/view/Main/2018959; classtype:policy-violation; sid:2018959; rev:4; metadata:created_at 2014_08_19, updated_at 2017_02_01;)</text:span></text:span></text:p>
      <text:list xml:id="list2378318673" text:style-name="L5">
        <text:list-item>
          <text:p text:style-name="P5">Break down the Sort Rule header and explain what is happening.</text:p>
          <text:p text:style-name="P5">Answer: <text:span text:style-name="T10">Alert for TCP from an external source sent via HTTP port</text:span></text:p>
        </text:list-item>
        <text:list-item>
          <text:p text:style-name="P5">What layer of the Defense in Depth model does this alert violate?</text:p>
          <text:p text:style-name="P5">Answer: <text:span text:style-name="T10">Application</text:span></text:p>
        </text:list-item>
        <text:list-item>
          <text:p text:style-name="P5">What kind of attack is indicated?</text:p>
          <text:p text:style-name="P5">Answer: <text:span text:style-name="T10">Virus disguised as a windows update</text:span></text:p>
        </text:list-item>
      </text:list>
      <text:p text:style-name="Text_20_body">Snort Rule #3</text:p>
      <text:list xml:id="list2434770813" text:style-name="L6">
        <text:list-item>
          <text:p text:style-name="P6">Your turn! Write a Snort rule that alerts when traffic is detected inbound on port 4444 to the local network on any port. Be sure to include the <text:span text:style-name="Source_20_Text">msg</text:span> in the Rule Option.</text:p>
          <text:p text:style-name="P6">Answer: <text:span text:style-name="T10">alert tcp $EXTERAL_NET 4444 → $HOME_NET any (msg:”APP-DETECT I2P traffic)</text:span></text:p>
        </text:list-item>
      </text:list>
      <text:h text:style-name="Heading_20_3" text:outline-level="3"><text:bookmark text:name="user-content-part-2-drop-zone-lab"/><text:soft-page-break/>Part 2: "Drop Zone" Lab</text:h>
      <text:h text:style-name="Heading_20_4" text:outline-level="4"><text:bookmark text:name="user-content-log-into-the-azure-firewalld-machine"/>Log into the Azure <text:span text:style-name="Source_20_Text">firewalld</text:span> machine</text:h>
      <text:p text:style-name="Text_20_body">Log in using the following credentials:</text:p>
      <text:list xml:id="list1338979848" text:style-name="L7">
        <text:list-item>
          <text:p text:style-name="P35">Username: <text:span text:style-name="Source_20_Text">sysadmin</text:span> </text:p>
        </text:list-item>
        <text:list-item>
          <text:p text:style-name="P7">Password: <text:span text:style-name="Source_20_Text">cybersecurity</text:span> </text:p>
        </text:list-item>
      </text:list>
      <text:h text:style-name="Heading_20_4" text:outline-level="4"><text:bookmark text:name="user-content-uninstall-ufw"/>Uninstall <text:span text:style-name="Source_20_Text">ufw</text:span> </text:h>
      <text:p text:style-name="Text_20_body">Before getting started, you should verify that you do not have any instances of <text:span text:style-name="Source_20_Text">ufw</text:span> running. This will avoid conflicts with your <text:span text:style-name="Source_20_Text">firewalld</text:span> service. This also ensures that <text:span text:style-name="Source_20_Text">firewalld</text:span> will be your default firewall.</text:p>
      <text:list xml:id="list3178547083" text:style-name="L8">
        <text:list-item>
          <text:p text:style-name="P8">Run the command that removes any running instance of <text:span text:style-name="Source_20_Text">ufw</text:span>.</text:p>
          <text:p text:style-name="P47"><text:bookmark text:name="LC12"/><text:span text:style-name="Source_20_Text"><text:span text:style-name="T1">$ </text:span></text:span><text:span text:style-name="Source_20_Text"><text:span text:style-name="T2">sudo apt-get remove ufw</text:span></text:span></text:p>
        </text:list-item>
      </text:list>
      <text:h text:style-name="Heading_20_4" text:outline-level="4"><text:bookmark text:name="user-content-enable-and-start-firewalld"/>Enable and start <text:span text:style-name="Source_20_Text">firewalld</text:span> </text:h>
      <text:p text:style-name="Text_20_body">By default, these service should be running. If not, then run the following commands:</text:p>
      <text:list xml:id="list1029194595" text:style-name="L9">
        <text:list-item>
          <text:p text:style-name="P9">Run the commands that enable and start <text:span text:style-name="Source_20_Text">firewalld</text:span> upon boots and reboots.</text:p>
          <text:p text:style-name="P37"><text:bookmark text:name="LC13"/><text:span text:style-name="Source_20_Text"><text:span text:style-name="T1">$ </text:span></text:span><text:span text:style-name="Source_20_Text"><text:span text:style-name="T2">sudo systemctl start firewalld</text:span></text:span></text:p>
          <text:p text:style-name="P37"><text:span text:style-name="Source_20_Text"><text:span text:style-name="T2"/></text:span></text:p>
          <text:p text:style-name="P9">Note: This will ensure that <text:span text:style-name="Source_20_Text">firewalld</text:span> remains active after each reboot.</text:p>
        </text:list-item>
      </text:list>
      <text:h text:style-name="Heading_20_4" text:outline-level="4"><text:bookmark text:name="user-content-confirm-that-the-service-is-running"/>Confirm that the service is running.</text:h>
      <text:list xml:id="list2518889695" text:style-name="L10">
        <text:list-item>
          <text:p text:style-name="P10">Run the command that checks whether or not the <text:span text:style-name="Source_20_Text">firewalld</text:span> service is up and running.</text:p>
          <text:p text:style-name="P48"><text:bookmark text:name="LC14"/><text:span text:style-name="Source_20_Text"><text:span text:style-name="T1">$ </text:span></text:span><text:span text:style-name="Source_20_Text"><text:span text:style-name="T2">sudo systemctl status firewalld</text:span></text:span></text:p>
        </text:list-item>
      </text:list>
      <text:h text:style-name="Heading_20_4" text:outline-level="4"><text:bookmark text:name="user-content-list-all-firewall-rules-currently-configured"/>List all firewall rules currently configured.</text:h>
      <text:p text:style-name="Text_20_body">Next, lists all currently configured firewall rules. This will give you a good idea of what's currently configured and save you time in the long run by not doing double work.</text:p>
      <text:list xml:id="list1612118356" text:style-name="L11">
        <text:list-item>
          <text:p text:style-name="P11">Run the command that lists all currently configured firewall rules:</text:p>
          <text:p text:style-name="P49"><text:bookmark text:name="LC15"/><text:span text:style-name="Source_20_Text"><text:span text:style-name="T1">$ </text:span></text:span><text:span text:style-name="Source_20_Text"><text:span text:style-name="T3">sudo firewall-cmd --list-all-zones</text:span></text:span></text:p>
        </text:list-item>
        <text:list-item>
          <text:p text:style-name="P11">Take note of what Zones and settings are configured. You many need to remove unneeded services and settings.</text:p>
        </text:list-item>
      </text:list>
      <text:h text:style-name="Heading_20_4" text:outline-level="4"><text:bookmark text:name="user-content-list-all-supported-service-types-that-can-be-enabled"/>List all supported service types that can be enabled.</text:h>
      <text:list xml:id="list4223055611" text:style-name="L12">
        <text:list-item>
          <text:p text:style-name="P12">Run the command that lists all currently supported services to see if the service you need is available</text:p>
          <text:p text:style-name="P50"><text:bookmark text:name="LC16"/><text:soft-page-break/><text:span text:style-name="Source_20_Text"><text:span text:style-name="T1">$ </text:span></text:span><text:span text:style-name="Source_20_Text"><text:span text:style-name="T3">sudo firewall-cmd --get-services</text:span></text:span></text:p>
        </text:list-item>
        <text:list-item>
          <text:p text:style-name="P12">We can see that the <text:span text:style-name="Source_20_Text">Home</text:span> and <text:span text:style-name="Source_20_Text">Drop</text:span> Zones are created by default.</text:p>
        </text:list-item>
      </text:list>
      <text:h text:style-name="Heading_20_4" text:outline-level="4"><text:bookmark text:name="user-content-zone-views"/>Zone Views</text:h>
      <text:list xml:id="list2714697496" text:style-name="L13">
        <text:list-item>
          <text:p text:style-name="P13">Run the command that lists all currently configured zones.</text:p>
          <text:p text:style-name="P51"><text:bookmark text:name="LC17"/><text:span text:style-name="Source_20_Text"><text:span text:style-name="T1">$ </text:span></text:span><text:span text:style-name="Source_20_Text"><text:span text:style-name="T3">sudo firewall-cmd --get-zones</text:span></text:span></text:p>
        </text:list-item>
        <text:list-item>
          <text:p text:style-name="P13">We can see that the <text:span text:style-name="Source_20_Text">Public</text:span> and <text:span text:style-name="Source_20_Text">Drop</text:span> Zones are created by default. Therefore, we will need to create Zones for <text:span text:style-name="Source_20_Text">Web</text:span>, <text:span text:style-name="Source_20_Text">Sales</text:span>, and <text:span text:style-name="Source_20_Text">Mail</text:span>.</text:p>
        </text:list-item>
      </text:list>
      <text:h text:style-name="Heading_20_4" text:outline-level="4"><text:bookmark text:name="user-content-create-zones-for-web-sales-and-mail"/>Create Zones for <text:span text:style-name="Source_20_Text">Web</text:span>, <text:span text:style-name="Source_20_Text">Sales</text:span> and <text:span text:style-name="Source_20_Text">Mail</text:span>.</text:h>
      <text:list xml:id="list2282210880" text:style-name="L14">
        <text:list-item>
          <text:p text:style-name="P14">Run the commands that creates Web, Sales and Mail zones.</text:p>
          <text:p text:style-name="P38"><text:bookmark text:name="LC18"/><text:span text:style-name="Source_20_Text"><text:span text:style-name="T1">$ </text:span></text:span><text:span text:style-name="Source_20_Text"><text:span text:style-name="T3">sudo firewall-cmd –permanent --new-zone=web</text:span></text:span></text:p>
          <text:p text:style-name="P38"><text:bookmark text:name="LC21"/><text:span text:style-name="Source_20_Text"><text:span text:style-name="T1">$ </text:span></text:span><text:span text:style-name="Source_20_Text"><text:span text:style-name="T3">sudo firewall-cmd –permanent --new-zone=sales</text:span></text:span></text:p>
          <text:p text:style-name="P52"><text:bookmark text:name="LC3"/><text:span text:style-name="Source_20_Text"><text:span text:style-name="T1">$ </text:span></text:span><text:span text:style-name="Source_20_Text"><text:span text:style-name="T3">sudo firewall-cmd –permanent --new-zone=mail</text:span></text:span></text:p>
        </text:list-item>
      </text:list>
      <text:h text:style-name="Heading_20_4" text:outline-level="4"><text:bookmark text:name="user-content-set-the-zones-to-their-designated-interfaces"/>Set the zones to their designated interfaces:</text:h>
      <text:list xml:id="list542253143" text:style-name="L15">
        <text:list-item>
          <text:p text:style-name="P15">Run the commands that sets your <text:span text:style-name="Source_20_Text">eth</text:span> interfaces to your zones.</text:p>
          <text:p text:style-name="P39"><text:bookmark text:name="LC19"/><text:span text:style-name="Source_20_Text"><text:span text:style-name="T1">$ </text:span></text:span><text:span text:style-name="Source_20_Text"><text:span text:style-name="T3">sudo firewall-cmd –zone=public --change-interface=eth0</text:span></text:span></text:p>
          <text:p text:style-name="P40"><text:bookmark text:name="LC22"/><text:span text:style-name="Source_20_Text"><text:span text:style-name="T1">$ </text:span></text:span><text:span text:style-name="Source_20_Text"><text:span text:style-name="T3">sudo firewall-cmd –zone=web --change-interface=eth</text:span></text:span><text:span text:style-name="Source_20_Text"><text:span text:style-name="T5">0</text:span></text:span></text:p>
          <text:p text:style-name="P40"><text:bookmark text:name="LC31"/><text:span text:style-name="Source_20_Text"><text:span text:style-name="T1">$ </text:span></text:span><text:span text:style-name="Source_20_Text"><text:span text:style-name="T3">sudo firewall-cmd –zone=sales --change-interface=eth</text:span></text:span><text:span text:style-name="Source_20_Text"><text:span text:style-name="T5">0</text:span></text:span></text:p>
          <text:p text:style-name="P53"><text:bookmark text:name="LC4"/><text:span text:style-name="Source_20_Text"><text:span text:style-name="T1">$ </text:span></text:span><text:span text:style-name="Source_20_Text"><text:span text:style-name="T3">sudo firewall-cmd –zone=mail --change-interface=eth</text:span></text:span><text:span text:style-name="Source_20_Text"><text:span text:style-name="T5">0</text:span></text:span></text:p>
        </text:list-item>
      </text:list>
      <text:h text:style-name="Heading_20_4" text:outline-level="4"><text:bookmark text:name="user-content-add-services-to-the-active-zones"/>Add services to the active zones:</text:h>
      <text:list xml:id="list3550307673" text:style-name="L16">
        <text:list-item>
          <text:p text:style-name="P16">Run the commands that add services to the <text:span text:style-name="Strong_20_Emphasis">public</text:span> zone, the <text:span text:style-name="Strong_20_Emphasis">web</text:span> zone, the <text:span text:style-name="Strong_20_Emphasis">sales</text:span> zone, and the <text:span text:style-name="Strong_20_Emphasis">mail</text:span> zone.</text:p>
        </text:list-item>
        <text:list-item>
          <text:p text:style-name="P16">Public:</text:p>
          <text:p text:style-name="P41"><text:bookmark text:name="LC110"/><text:span text:style-name="Source_20_Text"><text:span text:style-name="T1">$ </text:span></text:span><text:span text:style-name="Source_20_Text"><text:span text:style-name="T4">sudo firewall-cmd –zone=public --add-service=http</text:span></text:span></text:p>
          <text:p text:style-name="P42"><text:bookmark text:name="LC23"/><text:span text:style-name="Source_20_Text"><text:span text:style-name="T1">$ </text:span></text:span><text:span text:style-name="Source_20_Text"><text:span text:style-name="T4">sudo firewall-cmd –zone=public --add-service=https</text:span></text:span></text:p>
          <text:p text:style-name="P42"><text:bookmark text:name="LC32"/><text:span text:style-name="Source_20_Text"><text:span text:style-name="T1">$ </text:span></text:span><text:span text:style-name="Source_20_Text"><text:span text:style-name="T4">sudo firewall-cmd –zone=public --add-service=pop3</text:span></text:span></text:p>
          <text:p text:style-name="P55"><text:bookmark text:name="LC41"/><text:span text:style-name="Source_20_Text"><text:span text:style-name="T1">$ </text:span></text:span><text:span text:style-name="Source_20_Text"><text:span text:style-name="T4">sudo firewall-cmd –zone=public --add-service=smtp</text:span></text:span></text:p>
        </text:list-item>
        <text:list-item>
          <text:p text:style-name="P16">Web:</text:p>
          <text:p text:style-name="P54"><text:bookmark text:name="LC111"/><text:span text:style-name="Source_20_Text"><text:span text:style-name="T1">$ </text:span></text:span><text:span text:style-name="Source_20_Text"><text:span text:style-name="T5">sudo firewall-cmd –zone=web --add-service=http</text:span></text:span></text:p>
        </text:list-item>
        <text:list-item>
          <text:p text:style-name="P16">Sales</text:p>
          <text:p text:style-name="P54"><text:bookmark text:name="LC112"/><text:span text:style-name="Source_20_Text"><text:span text:style-name="T1">$ </text:span></text:span><text:span text:style-name="Source_20_Text"><text:span text:style-name="T5">sudo firewall-cmd –zone=sales --add-service=https</text:span></text:span></text:p>
        </text:list-item>
        <text:list-item>
          <text:p text:style-name="P16">Mail</text:p>
          <text:p text:style-name="P41"><text:bookmark text:name="LC113"/><text:span text:style-name="Source_20_Text"><text:span text:style-name="T1">$ </text:span></text:span><text:span text:style-name="Source_20_Text"><text:span text:style-name="T5">sudo firewall-cmd –zone=mail --add-service=smtp</text:span></text:span></text:p>
          <text:p text:style-name="P54"><text:bookmark text:name="LC24"/><text:span text:style-name="Source_20_Text"><text:span text:style-name="T1">$ </text:span></text:span><text:span text:style-name="Source_20_Text"><text:span text:style-name="T5">sudo firewall-cmd –zone=mail --service=pop3</text:span></text:span></text:p>
        </text:list-item>
        <text:list-item>
          <text:p text:style-name="P16"><text:soft-page-break/>What is the status of <text:span text:style-name="Source_20_Text">http</text:span>, <text:span text:style-name="Source_20_Text">https</text:span>, <text:span text:style-name="Source_20_Text">smtp</text:span> and <text:span text:style-name="Source_20_Text">pop3</text:span>?</text:p>
        </text:list-item>
      </text:list>
      <text:h text:style-name="Heading_20_4" text:outline-level="4"><text:bookmark text:name="user-content-add-your-adversaries-to-the-drop-zone"/>Add your adversaries to the Drop Zone.</text:h>
      <text:list xml:id="list2600388227" text:style-name="L17">
        <text:list-item>
          <text:p text:style-name="P17">Run the command that will add all current and any future blacklisted IPs to the Drop Zone.</text:p>
          <text:p text:style-name="P43"><text:bookmark text:name="LC114"/><text:span text:style-name="Source_20_Text"><text:span text:style-name="T1">$ </text:span></text:span><text:span text:style-name="Source_20_Text"><text:span text:style-name="T5">sudo firewall-cmd –zone=drop –add-source=10.208.56.23</text:span></text:span></text:p>
          <text:p text:style-name="P43"><text:bookmark text:name="LC25"/><text:span text:style-name="Source_20_Text"><text:span text:style-name="T1">$ </text:span></text:span><text:span text:style-name="Source_20_Text"><text:span text:style-name="T5">sudo firewall-cmd –zone=drop –add-source=135.95.103.76</text:span></text:span></text:p>
          <text:p text:style-name="P56"><text:bookmark text:name="LC33"/><text:span text:style-name="Source_20_Text"><text:span text:style-name="T1">$ </text:span></text:span><text:span text:style-name="Source_20_Text"><text:span text:style-name="T5">sudo firewall-cmd –zone=drop –add-srouce=76.34.169.118</text:span></text:span></text:p>
        </text:list-item>
      </text:list>
      <text:h text:style-name="Heading_20_4" text:outline-level="4"><text:bookmark text:name="user-content-make-rules-permanent-then-reload-them"/>Make rules permanent then reload them:</text:h>
      <text:p text:style-name="Text_20_body">It's good practice to ensure that your <text:span text:style-name="Source_20_Text">firewalld</text:span> installation remains nailed up and retains its services across reboots. This ensure that the network remains secured after unplanned outages such as power failures.</text:p>
      <text:list xml:id="list208800898" text:style-name="L18">
        <text:list-item>
          <text:p text:style-name="P18">Run the command that reloads the <text:span text:style-name="Source_20_Text">firewalld</text:span> configurations and writes it to memory</text:p>
          <text:p text:style-name="P57"><text:bookmark text:name="LC115"/><text:span text:style-name="Source_20_Text"><text:span text:style-name="T1">$ </text:span></text:span><text:span text:style-name="Source_20_Text"><text:span text:style-name="T6">sudo firewall-cmd --runtime-to-permanent</text:span></text:span></text:p>
        </text:list-item>
      </text:list>
      <text:h text:style-name="Heading_20_4" text:outline-level="4"><text:bookmark text:name="user-content-view-active-zones"/>View active Zones</text:h>
      <text:p text:style-name="Text_20_body">Now, we'll want to provide truncated listings of all currently <text:span text:style-name="Strong_20_Emphasis">active</text:span> zones. This a good time to verify your zone settings.</text:p>
      <text:list xml:id="list1205775336" text:style-name="L19">
        <text:list-item>
          <text:p text:style-name="P19">Run the command that displays all zone services.</text:p>
          <text:p text:style-name="P58"><text:bookmark text:name="LC116"/><text:span text:style-name="Source_20_Text"><text:span text:style-name="T1">$ </text:span></text:span><text:span text:style-name="Source_20_Text"><text:span text:style-name="T6">sudo firewall-cmd --get-active-zones</text:span></text:span></text:p>
        </text:list-item>
      </text:list>
      <text:h text:style-name="Heading_20_4" text:outline-level="4"><text:bookmark text:name="user-content-block-an-ip-address"/>Block an IP address</text:h>
      <text:list xml:id="list633879308" text:style-name="L20">
        <text:list-item>
          <text:p text:style-name="P20">Use a rich-rule that blocks the IP address <text:span text:style-name="Source_20_Text">138.138.0.3</text:span>.</text:p>
          <text:p text:style-name="P59"><text:bookmark text:name="LC117"/><text:span text:style-name="Source_20_Text"><text:span text:style-name="T1">$ </text:span></text:span><text:span text:style-name="Source_20_Text"><text:span text:style-name="T6">sudo firewall-cmd –add-rich-rule=’rule family=”ipv4” source address=”138.138.0.3” drop’</text:span></text:span></text:p>
        </text:list-item>
      </text:list>
      <text:h text:style-name="Heading_20_4" text:outline-level="4"><text:bookmark text:name="user-content-block-pingicmp-requests"/>Block Ping/ICMP Requests</text:h>
      <text:p text:style-name="Text_20_body">Harden your network against <text:span text:style-name="Source_20_Text">ping</text:span> scans by blocking <text:span text:style-name="Source_20_Text">icmp ehco</text:span> replies.</text:p>
      <text:list xml:id="list1088372642" text:style-name="L21">
        <text:list-item>
          <text:p text:style-name="P21">Run the command that blocks <text:span text:style-name="Source_20_Text">pings</text:span> and <text:span text:style-name="Source_20_Text">icmp</text:span> requests in your <text:span text:style-name="Source_20_Text">public</text:span> zone.</text:p>
          <text:p text:style-name="P60"><text:bookmark text:name="LC118"/><text:span text:style-name="Source_20_Text"><text:span text:style-name="T1">$ </text:span></text:span><text:span text:style-name="Source_20_Text"><text:span text:style-name="T6">sudo firewall-cmd --add-icmp-block=echo-reply</text:span></text:span></text:p>
        </text:list-item>
      </text:list>
      <text:h text:style-name="Heading_20_4" text:outline-level="4"><text:bookmark text:name="user-content-rule-check"/>Rule Check</text:h>
      <text:p text:style-name="Text_20_body">Now that you've set up your brand new <text:span text:style-name="Source_20_Text">firewalld</text:span> installation, it's time to verify that all of the settings have taken effect.</text:p>
      <text:list xml:id="list528275104" text:style-name="L22">
        <text:list-item>
          <text:p text:style-name="P22">Run the command that lists all of the rule settings. Do one command at a time for each zone.</text:p>
          <text:p text:style-name="P44"><text:bookmark text:name="LC119"/><text:span text:style-name="Source_20_Text"><text:span text:style-name="T1">$ </text:span></text:span><text:span text:style-name="Source_20_Text"><text:span text:style-name="T6">sudo firewall-cmd zone=public --list-all</text:span></text:span></text:p>
          <text:p text:style-name="P45"><text:bookmark text:name="LC26"/><text:span text:style-name="Source_20_Text"><text:span text:style-name="T1">$ </text:span></text:span><text:span text:style-name="Source_20_Text"><text:span text:style-name="T6">sudo firewall-cmd zone=web --list-all</text:span></text:span></text:p>
          <text:p text:style-name="P45"><text:bookmark text:name="LC34"/><text:soft-page-break/><text:span text:style-name="Source_20_Text"><text:span text:style-name="T1">$ </text:span></text:span><text:span text:style-name="Source_20_Text"><text:span text:style-name="T6">sudo firewall-cmd zone=sales --list-all</text:span></text:span></text:p>
          <text:p text:style-name="P45"><text:bookmark text:name="LC42"/><text:span text:style-name="Source_20_Text"><text:span text:style-name="T1">$ </text:span></text:span><text:span text:style-name="Source_20_Text"><text:span text:style-name="T6">sudo firewall-cmd zone=mail --list-all</text:span></text:span></text:p>
          <text:p text:style-name="P61"><text:bookmark text:name="LC5"/><text:span text:style-name="Source_20_Text"><text:span text:style-name="T1">$ </text:span></text:span><text:span text:style-name="Source_20_Text"><text:span text:style-name="T6">sudo firewall-cmd zone=drop --list-all</text:span></text:span></text:p>
        </text:list-item>
        <text:list-item>
          <text:p text:style-name="P22">Are all of our rules in place? If not, then go back and make the necessary modifications before checking again.</text:p>
        </text:list-item>
      </text:list>
      <text:p text:style-name="Text_20_body">Congratulations! You have successfully configured and deployed a fully comprehensive <text:span text:style-name="Source_20_Text">firewalld</text:span> installation.</text:p>
      <text:p text:style-name="Horizontal_20_Line"/>
      <text:h text:style-name="Heading_20_3" text:outline-level="3"><text:bookmark text:name="user-content-part-3-ids-ips-did-and-firewalls"/>Part 3: IDS, IPS, DiD and Firewalls</text:h>
      <text:p text:style-name="Text_20_body">Now, we will work on another lab. Before you start, complete the following review questions.</text:p>
      <text:h text:style-name="Heading_20_4" text:outline-level="4"><text:bookmark text:name="user-content-ids-vs-ips-systems"/>IDS vs. IPS Systems</text:h>
      <text:list xml:id="list2928640064" text:style-name="L23">
        <text:list-item>
          <text:p text:style-name="P23">Name and define two ways an IDS connects to a network.</text:p>
          <text:p text:style-name="P23">Answer 1: <text:span text:style-name="T11">Network tap – transmit inbound and outbound traffic to separate channels</text:span></text:p>
          <text:p text:style-name="P23">Answer 2: <text:span text:style-name="T11">SPAN – mirrors network traffic to another port</text:span></text:p>
        </text:list-item>
        <text:list-item>
          <text:p text:style-name="P23">Describe how an IPS connects to a network.</text:p>
          <text:p text:style-name="P23">Answer: <text:span text:style-name="T11">connects inline with the flow of data</text:span></text:p>
        </text:list-item>
        <text:list-item>
          <text:p text:style-name="P23">What type of IDS compares patterns of traffic to predefined signatures and is unable to detect Zero-Day attacks?</text:p>
          <text:p text:style-name="P23">Answer: <text:span text:style-name="T11">Signature based IDS</text:span></text:p>
        </text:list-item>
        <text:list-item>
          <text:p text:style-name="P23">Which type of IDS is beneficial for detecting all suspicious traffic that deviates from the well-known baseline and is excellent at detecting when an attacker probes or sweeps a network?</text:p>
          <text:p text:style-name="P23">Answer: <text:span text:style-name="T11">Anomaly based IDS</text:span></text:p>
        </text:list-item>
      </text:list>
      <text:h text:style-name="Heading_20_4" text:outline-level="4"><text:bookmark text:name="user-content-defense-in-depth"/>Defense in Depth</text:h>
      <text:list xml:id="list2085368437" text:style-name="L24">
        <text:list-item>
          <text:p text:style-name="P24">For each of the following scenarios, provide the layer of Defense in Depth that applies:</text:p>
          <text:list>
            <text:list-item>
              <text:p text:style-name="P24">A criminal hacker tailgates an employee through an exterior door into a secured facility, explaining that they forgot their badge at home.</text:p>
              <text:p text:style-name="P24">Answer: <text:span text:style-name="T11">Policies and procedures</text:span></text:p>
            </text:list-item>
            <text:list-item>
              <text:p text:style-name="P24">A zero-day goes undetected by antivirus software.</text:p>
              <text:p text:style-name="P24">Answer: <text:span text:style-name="T11">Application</text:span></text:p>
            </text:list-item>
            <text:list-item>
              <text:p text:style-name="P24">A criminal successfully gains access to HR’s database.</text:p>
              <text:p text:style-name="P24">Answer: <text:span text:style-name="T11">Data</text:span></text:p>
            </text:list-item>
            <text:list-item>
              <text:p text:style-name="P24"><text:soft-page-break/>A criminal hacker exploits a vulnerability within an operating system.</text:p>
              <text:p text:style-name="P24">Answer: <text:span text:style-name="T11">Application</text:span></text:p>
            </text:list-item>
            <text:list-item>
              <text:p text:style-name="P24">A hacktivist organization successfully performs a DDoS attack, taking down a government website.</text:p>
              <text:p text:style-name="P24">Answer: <text:span text:style-name="T11">Host</text:span></text:p>
            </text:list-item>
            <text:list-item>
              <text:p text:style-name="P24">Data is classified at the wrong classification level.</text:p>
              <text:p text:style-name="P24">Answer: <text:span text:style-name="T11">Policies and procedures</text:span></text:p>
            </text:list-item>
            <text:list-item>
              <text:p text:style-name="P24">A state sponsored hacker group successfully firewalked an organization to produce a list of active services on an email server.</text:p>
              <text:p text:style-name="P24">Answer: <text:span text:style-name="T11">Application</text:span></text:p>
            </text:list-item>
          </text:list>
        </text:list-item>
        <text:list-item>
          <text:p text:style-name="P24">Name one method of protecting data-at-rest from being readable on hard drive.</text:p>
          <text:p text:style-name="P24">Answer: <text:span text:style-name="T11">Encryption</text:span></text:p>
        </text:list-item>
        <text:list-item>
          <text:p text:style-name="P24">Name one method to protect data-in-transit.</text:p>
          <text:p text:style-name="P24">Answer: <text:span text:style-name="T11">VPN</text:span></text:p>
        </text:list-item>
        <text:list-item>
          <text:p text:style-name="P24">What technology could provide law enforcement with the ability to track and recover a stolen laptop.</text:p>
          <text:p text:style-name="P24">Answer: <text:span text:style-name="T11">GPS tracking</text:span></text:p>
        </text:list-item>
        <text:list-item>
          <text:p text:style-name="P24">How could you prevent an attacker from booting a stolen laptop using an external hard drive?</text:p>
          <text:p text:style-name="P24">Answer: <text:span text:style-name="T11">Firmware password</text:span></text:p>
        </text:list-item>
      </text:list>
      <text:h text:style-name="Heading_20_4" text:outline-level="4"><text:bookmark text:name="user-content-firewall-architectures-and-methodologies"/>Firewall Architectures and Methodologies</text:h>
      <text:list xml:id="list567463495" text:style-name="L25">
        <text:list-item>
          <text:p text:style-name="P25">Which type of firewall verifies the three-way TCP handshake? TCP handshake checks are designed to ensure that session packets are from legitimate sources. </text:p>
        </text:list-item>
      </text:list>
      <text:p text:style-name="Text_20_body">Answer: <text:span text:style-name="T11">Circuit-Level gateway firewall</text:span></text:p>
      <text:list xml:id="list553067475" text:style-name="L26">
        <text:list-item>
          <text:p text:style-name="P26">Which type of firewall considers the connection as a whole? Meaning, instead of looking at only individual packets, these firewalls look at whole streams of packets at one time. </text:p>
        </text:list-item>
      </text:list>
      <text:p text:style-name="Text_20_body">Answer: <text:span text:style-name="T11">Stateful firewall</text:span></text:p>
      <text:list xml:id="list3327709677" text:style-name="L27">
        <text:list-item>
          <text:p text:style-name="P27">Which type of firewall intercepts all traffic prior to being forwarded to its final destination. In a sense, these firewalls act on behalf of the recipient by ensuring the traffic is safe prior to forwarding it? </text:p>
        </text:list-item>
      </text:list>
      <text:p text:style-name="Text_20_body">Answer: <text:span text:style-name="T11">Application or proxy firewall</text:span></text:p>
      <text:list xml:id="list2889431527" text:style-name="L28">
        <text:list-item>
          <text:p text:style-name="P28"><text:soft-page-break/>Which type of firewall examines data within a packet as it progresses through a network interface by examining source and destination IP address, port number, and packet type- all without opening the packet to inspect its contents? </text:p>
        </text:list-item>
      </text:list>
      <text:p text:style-name="Text_20_body">Answer: <text:span text:style-name="T11">Stateless firewall</text:span></text:p>
      <text:list xml:id="list804597128" text:style-name="L29">
        <text:list-item>
          <text:p text:style-name="P29">Which type of firewall filters based solely on source and destination MAC address? </text:p>
        </text:list-item>
      </text:list>
      <text:p text:style-name="Text_20_body">Answer: <text:span text:style-name="T11">MAC layer filtering firewall</text:span></text:p>
      <text:h text:style-name="Heading_20_3" text:outline-level="3"><text:bookmark text:name="user-content-bonus-lab-green-eggs-spam"/>Bonus Lab: "Green Eggs &amp; SPAM"</text:h>
      <text:p text:style-name="Text_20_body">In this activity, you will target spam, uncover its whereabouts, and attempt to discover the intent of the attacker.</text:p>
      <text:list xml:id="list345307316" text:style-name="L30">
        <text:list-item>
          <text:p text:style-name="P30">You will assume the role of a Jr. Security administrator working for the Department of Technology for the State of California.</text:p>
        </text:list-item>
        <text:list-item>
          <text:p text:style-name="P30">As a junior administrator, your primary role is to perform the initial triage of alert data: the initial investigation and analysis followed by an escalation of high priority alerts to senior incident handlers for further review.</text:p>
        </text:list-item>
        <text:list-item>
          <text:p text:style-name="P30">You will work as part of a Computer and Incident Response Team (CIRT), responsible for compiling <text:span text:style-name="Strong_20_Emphasis">Threat Intelligence</text:span> as part of your incident report.</text:p>
        </text:list-item>
      </text:list>
      <text:h text:style-name="Heading_20_4" text:outline-level="4"><text:bookmark text:name="user-content-threat-intelligence-card"/>Threat Intelligence Card</text:h>
      <text:p text:style-name="Text_20_body"><text:span text:style-name="Strong_20_Emphasis">Note</text:span>: Log into the Security Onion VM and use the following <text:span text:style-name="Strong_20_Emphasis">Indicator of Attack</text:span> to complete this portion of the homework.</text:p>
      <text:p text:style-name="Text_20_body">Locate the following Indicator of Attack in Sguil based off of the following:</text:p>
      <text:list xml:id="list2881438325" text:style-name="L31">
        <text:list-item>
          <text:p text:style-name="P36"><text:span text:style-name="Strong_20_Emphasis">Source IP/Port</text:span>: <text:span text:style-name="Source_20_Text">188.124.9.56:80</text:span> </text:p>
        </text:list-item>
        <text:list-item>
          <text:p text:style-name="P36"><text:span text:style-name="Strong_20_Emphasis">Destination Address/Port</text:span>: <text:span text:style-name="Source_20_Text">192.168.3.35:1035</text:span> </text:p>
        </text:list-item>
        <text:list-item>
          <text:p text:style-name="P31"><text:span text:style-name="Strong_20_Emphasis">Event Message</text:span>: <text:span text:style-name="Source_20_Text">ET TROJAN JS/Nemucod.M.gen downloading EXE payload</text:span> </text:p>
        </text:list-item>
      </text:list>
      <text:p text:style-name="Text_20_body">Answer the following:</text:p>
      <text:list xml:id="list3888517980" text:style-name="L32">
        <text:list-item>
          <text:p text:style-name="P32">What was the indicator of an attack? </text:p>
          <text:list>
            <text:list-item>
              <text:p text:style-name="P32">Hint: What do the details of the reveal? </text:p>
            </text:list-item>
          </text:list>
          <text:p text:style-name="P33">Answer: <text:span text:style-name="T11">The IOA is based on recognizing the intent of the attacker, regardless of what method they used in the attack.</text:span></text:p>
        </text:list-item>
        <text:list-item>
          <text:p text:style-name="P32">What was the adversarial motivation (purpose of attack)?</text:p>
          <text:p text:style-name="P32">Answer: <text:span text:style-name="T11">The purpose of the attack was to establish a presence by compromising the system with an executable.</text:span></text:p>
        </text:list-item>
        <text:list-item>
          <text:p text:style-name="P32"><text:soft-page-break/>Describe observations and indicators that may be related to the perpetrators of the intrusion. Categorize your insights according to the appropriate stage of the cyber kill chain, as structured in the following table.</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TP</text:p>
            </table:table-cell>
            <table:table-cell table:style-name="Table1.A1" office:value-type="string">
              <text:p text:style-name="Table_20_Heading">Example</text:p>
            </table:table-cell>
            <table:table-cell table:style-name="Table1.A1" office:value-type="string">
              <text:p text:style-name="Table_20_Heading">Findings</text:p>
            </table:table-cell>
          </table:table-row>
        </table:table-header-rows>
        <table:table-row>
          <table:table-cell table:style-name="Table1.A1" office:value-type="string">
            <text:p text:style-name="Table_20_Contents"><text:span text:style-name="Strong_20_Emphasis">Reconnaissance</text:span></text:p>
          </table:table-cell>
          <table:table-cell table:style-name="Table1.A1" office:value-type="string">
            <text:p text:style-name="Table_20_Contents">How did they attacker locate the victim?</text:p>
          </table:table-cell>
          <table:table-cell table:style-name="Table1.A1" office:value-type="string">
            <text:p text:style-name="P63"/>
          </table:table-cell>
        </table:table-row>
        <table:table-row>
          <table:table-cell table:style-name="Table1.A1" office:value-type="string">
            <text:p text:style-name="Table_20_Contents"><text:span text:style-name="Strong_20_Emphasis">Weaponization</text:span></text:p>
          </table:table-cell>
          <table:table-cell table:style-name="Table1.A1" office:value-type="string">
            <text:p text:style-name="Table_20_Contents">What was it that was downloaded?</text:p>
          </table:table-cell>
          <table:table-cell table:style-name="Table1.A1" office:value-type="string">
            <text:p text:style-name="P63"/>
          </table:table-cell>
        </table:table-row>
        <table:table-row>
          <table:table-cell table:style-name="Table1.A1" office:value-type="string">
            <text:p text:style-name="Table_20_Contents"><text:span text:style-name="Strong_20_Emphasis">Delivery</text:span></text:p>
          </table:table-cell>
          <table:table-cell table:style-name="Table1.A1" office:value-type="string">
            <text:p text:style-name="Table_20_Contents">How was it downloaded?</text:p>
          </table:table-cell>
          <table:table-cell table:style-name="Table1.A1" office:value-type="string">
            <text:p text:style-name="P63"/>
          </table:table-cell>
        </table:table-row>
        <table:table-row>
          <table:table-cell table:style-name="Table1.A1" office:value-type="string">
            <text:p text:style-name="Table_20_Contents"><text:span text:style-name="Strong_20_Emphasis">Exploitation</text:span></text:p>
          </table:table-cell>
          <table:table-cell table:style-name="Table1.A1" office:value-type="string">
            <text:p text:style-name="Table_20_Contents">What does the exploit do?</text:p>
          </table:table-cell>
          <table:table-cell table:style-name="Table1.A1" office:value-type="string">
            <text:p text:style-name="P63"/>
          </table:table-cell>
        </table:table-row>
        <table:table-row>
          <table:table-cell table:style-name="Table1.A1" office:value-type="string">
            <text:p text:style-name="Table_20_Contents"><text:span text:style-name="Strong_20_Emphasis">Installation</text:span></text:p>
          </table:table-cell>
          <table:table-cell table:style-name="Table1.A1" office:value-type="string">
            <text:p text:style-name="Table_20_Contents">How is the exploit installed?</text:p>
          </table:table-cell>
          <table:table-cell table:style-name="Table1.A1" office:value-type="string">
            <text:p text:style-name="P63"/>
          </table:table-cell>
        </table:table-row>
        <table:table-row>
          <table:table-cell table:style-name="Table1.A1" office:value-type="string">
            <text:p text:style-name="Table_20_Contents"><text:span text:style-name="Strong_20_Emphasis">Command &amp; Control (C2)</text:span></text:p>
          </table:table-cell>
          <table:table-cell table:style-name="Table1.A1" office:value-type="string">
            <text:p text:style-name="Table_20_Contents">How does the attacker gain control of the remote machine?</text:p>
          </table:table-cell>
          <table:table-cell table:style-name="Table1.A1" office:value-type="string">
            <text:p text:style-name="P63"/>
          </table:table-cell>
        </table:table-row>
        <table:table-row>
          <table:table-cell table:style-name="Table1.A1" office:value-type="string">
            <text:p text:style-name="Table_20_Contents"><text:span text:style-name="Strong_20_Emphasis">Actions on Objectives</text:span></text:p>
          </table:table-cell>
          <table:table-cell table:style-name="Table1.A1" office:value-type="string">
            <text:p text:style-name="Table_20_Contents">What does the software that the attacker sent do to complete it's tasks?</text:p>
          </table:table-cell>
          <table:table-cell table:style-name="Table1.A1" office:value-type="string">
            <text:p text:style-name="P63"/>
          </table:table-cell>
        </table:table-row>
      </table:table>
      <text:p text:style-name="P46"><text:bookmark text:name="LC120"/><text:span text:style-name="Source_20_Text"><text:span text:style-name="T1">Answer: </text:span></text:span></text:p>
      <text:p text:style-name="P62"><text:span text:style-name="Source_20_Text"><text:span text:style-name="T7">Reconnaissance – Attackers observe the situation from the outside in order to find vulnerabilities or useful tactics for their attack</text:span></text:span></text:p>
      <text:p text:style-name="P62"><text:span text:style-name="Source_20_Text"><text:span text:style-name="T7">Weaponization – Code or script is utilized as a vehicle to comrpomise a system</text:span></text:span></text:p>
      <text:p text:style-name="P62"><text:span text:style-name="Source_20_Text"><text:span text:style-name="T7">Delivery – This is how the malicious script is deployed, such as by email</text:span></text:span></text:p>
      <text:p text:style-name="P62"><text:span text:style-name="Source_20_Text"><text:span text:style-name="T7">Exploitation – Enacting tactics that take advantage of vulnerable systems, such as delivering malicious code to gain access</text:span></text:span></text:p>
      <text:p text:style-name="P62"><text:span text:style-name="Source_20_Text"><text:span text:style-name="T7">Command &amp; Control – Once installed an attacker can use their script to bypass security</text:span></text:span></text:p>
      <text:p text:style-name="P62"><text:span text:style-name="Source_20_Text"><text:span text:style-name="T7">Actions on Objective – The malicious code could be an executable that that creates a point of access or otherwise compromises the syste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2T19:14:27.405000000</meta:creation-date>
    <dc:date>2021-09-22T21:06:34.796000000</dc:date>
    <meta:editing-duration>PT1S</meta:editing-duration>
    <meta:editing-cycles>1</meta:editing-cycles>
    <meta:document-statistic meta:table-count="1" meta:image-count="0" meta:object-count="0" meta:page-count="9" meta:paragraph-count="221" meta:word-count="2246" meta:character-count="14141" meta:non-whitespace-character-count="12222"/>
    <meta:generator>LibreOffice/5.4.2.2$Windows_X86_64 LibreOffice_project/22b09f6418e8c2d508a9eaf86b2399209b0990f4</meta:generator>
  </office:meta>
</office:document-meta>
</file>